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-bottom="0.06pt solid #000000" fo:background-color="#cfe7f5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5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e6e6ff" fo:border-left="none" fo:border-right="none" fo:border-top="0.06pt solid #00000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0.06pt solid #000000" fo:background-color="#cfe7f5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e6e6ff" fo:border-left="none" fo:border-right="0.06pt solid #000000" fo:border-top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8" table:default-cell-style-name="ce6"/>
        <table:table-column table:style-name="co1" table:default-cell-style-name="ce11"/>
        <table:table-row table:style-name="ro1">
          <table:table-cell table:style-name="ce1" office:value-type="string">
            <text:p>Usuario</text:p>
          </table:table-cell>
          <table:table-cell table:style-name="ce1" office:value-type="string">
            <text:p>Fecha de analisis</text:p>
          </table:table-cell>
          <table:table-cell table:style-name="ce3" office:value-type="string">
            <text:p>Documentos analizados</text:p>
          </table:table-cell>
          <table:table-cell table:style-name="ce3" table:number-columns-repeated="7"/>
          <table:table-cell table:style-name="ce8"/>
        </table:table-row>
        <table:table-row table:style-name="ro1">
          <table:table-cell office:value-type="string">
            <text:p>rvalle</text:p>
          </table:table-cell>
          <table:table-cell office:value-type="string">
            <text:p>27 04 15</text:p>
          </table:table-cell>
          <table:table-cell table:style-name="ce4" office:value-type="string">
            <text:p>rubicon.pdf, proyecto laboral indeterminado amplio y seguimiento de proyectos nuevos</text:p>
          </table:table-cell>
          <table:table-cell table:style-name="ce4" table:number-columns-repeated="7"/>
          <table:table-cell table:style-name="ce9"/>
        </table:table-row>
        <table:table-row table:style-name="ro1">
          <table:table-cell office:value-type="string">
            <text:p>ivilla</text:p>
          </table:table-cell>
          <table:table-cell office:value-type="string">
            <text:p>27 04 15</text:p>
          </table:table-cell>
          <table:table-cell table:style-name="ce5" office:value-type="string">
            <text:p>cmmi services cursos , qualtop consultores noviembre 2014 y mediciones</text:p>
          </table:table-cell>
          <table:table-cell table:style-name="ce5" table:number-columns-repeated="7"/>
          <table:table-cell table:style-name="ce10"/>
        </table:table-row>
        <table:table-row table:style-name="ro1">
          <table:table-cell office:value-type="string">
            <text:p>jvaldez</text:p>
          </table:table-cell>
          <table:table-cell office:value-type="string">
            <text:p>27 04 15</text:p>
          </table:table-cell>
          <table:table-cell office:value-type="string">
            <text:p>Costos , proyecto para teniecyt y cobit5 and infosec</text:p>
          </table:table-cell>
          <table:table-cell table:number-columns-repeated="8"/>
        </table:table-row>
        <table:table-row table:style-name="ro1">
          <table:table-cell office:value-type="string">
            <text:p>acastro</text:p>
          </table:table-cell>
          <table:table-cell office:value-type="string">
            <text:p>27 04 15</text:p>
          </table:table-cell>
          <table:table-cell office:value-type="string">
            <text:p>excel simulations , qualtop consultoria 140401 y plan de comunicacion </text:p>
          </table:table-cell>
          <table:table-cell table:number-columns-repeated="8"/>
        </table:table-row>
        <table:table-row table:style-name="ro1">
          <table:table-cell office:value-type="string">
            <text:p>asanchez</text:p>
          </table:table-cell>
          <table:table-cell office:value-type="string">
            <text:p>27 04 15</text:p>
          </table:table-cell>
          <table:table-cell office:value-type="string">
            <text:p>costos qualtop, notas rapidas y <text:a xlink:href="mailto:asanchez@qualtop.com">asanchez@qualtop.com</text:a>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7" table:number-columns-repeated="8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6:16:13</meta:creation-date>
    <dc:date>2015-04-27T16:23:12</dc:date>
    <meta:editing-duration>P0D</meta:editing-duration>
    <meta:editing-cycles>1</meta:editing-cycles>
    <meta:document-statistic meta:table-count="3" meta:cell-count="18" meta:object-count="0"/>
    <meta:generator>LibreOffice/3.5$Linux_X86_64 LibreOffice_project/350m1$Build-2</meta:generator>
  </office:meta>
</office:document-meta>
</file>